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lusJakartaSans" svg:font-family="PlusJakartaSans, apple-system, BlinkMacSystemFont, 'Segoe UI', Roboto, Oxygen, Cantarell, 'Helvetica Neue', Ubuntu, sans-serif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a4a4a" loext:opacity="100%" style:font-name="PlusJakartaSans" fo:font-size="12pt" fo:letter-spacing="normal" fo:font-style="normal" fo:font-weight="bold"/>
    </style:style>
    <style:style style:name="P2" style:family="paragraph" style:parent-style-name="Text_20_body">
      <style:text-properties style:use-window-font-color="true" loext:opacity="0%"/>
    </style:style>
    <style:style style:name="T1" style:family="text">
      <style:text-properties fo:font-variant="normal" fo:text-transform="none" fo:color="#4a4a4a" loext:opacity="100%" style:font-name="PlusJakartaSans" fo:font-size="12pt" fo:letter-spacing="normal" fo:font-style="normal" fo:font-weight="bold"/>
    </style:style>
    <style:style style:name="T2" style:family="text">
      <style:text-properties fo:font-variant="normal" fo:text-transform="none" fo:color="#4a4a4a" loext:opacity="100%" style:font-name="PlusJakartaSans" fo:font-size="12pt" fo:letter-spacing="normal" fo:font-style="normal" fo:font-weight="bold" officeooo:rsid="0004f9a2"/>
    </style:style>
    <style:style style:name="T3" style:family="text">
      <style:text-properties fo:font-variant="normal" fo:text-transform="none" fo:color="#4a4a4a" loext:opacity="100%" style:font-name="PlusJakartaSans" fo:font-size="10.5pt" fo:letter-spacing="normal" fo:font-style="normal"/>
    </style:style>
    <style:style style:name="T4" style:family="text">
      <style:text-properties fo:font-variant="normal" fo:text-transform="none" fo:color="#4a4a4a" loext:opacity="100%" fo:letter-spacing="normal" fo:font-style="normal"/>
    </style:style>
    <style:style style:name="T5" style:family="text">
      <style:text-properties fo:font-variant="normal" fo:text-transform="none" fo:color="#4a4a4a" loext:opacity="100%" fo:letter-spacing="normal" fo:font-style="normal" fo:font-weight="bold"/>
    </style:style>
    <style:style style:name="T6" style:family="text">
      <style:text-properties fo:font-variant="normal" fo:text-transform="none" fo:color="#4a4a4a" loext:opacity="100%" fo:letter-spacing="normal" fo:font-style="normal" officeooo:rsid="0002d7e8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fo:font-variant="normal" fo:text-transform="none" fo:color="#4a4a4a" loext:opacity="100%" fo:letter-spacing="normal" fo:font-style="normal" style:font-weight-asian="normal" style:font-weight-complex="normal"/>
    </style:style>
    <style:style style:name="T8" style:family="text">
      <style:text-properties fo:font-variant="normal" fo:text-transform="none" style:font-name="PlusJakartaSans" fo:letter-spacing="normal" fo:font-style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officeooo:rsid="0002d7e8" style:font-name-asian="Noto Sans Mono CJK SC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color="#7f7f7f" loext:opacity="100%"/>
    </style:style>
    <style:style style:name="T12" style:family="text">
      <style:text-properties fo:color="#7f7f7f" loext:opacity="100%" fo:font-size="10.5pt"/>
    </style:style>
    <style:style style:name="T13" style:family="text">
      <style:text-properties fo:color="#7f7f7f" loext:opacity="100%" fo:font-size="10.5pt" officeooo:rsid="0004f9a2"/>
    </style:style>
    <style:style style:name="T14" style:family="text">
      <style:text-properties fo:color="#7f7f7f" loext:opacity="100%" fo:font-size="10.5pt" fo:font-weight="normal"/>
    </style:style>
    <style:style style:name="T15" style:family="text">
      <style:text-properties fo:color="#7f7f7f" loext:opacity="100%" fo:font-size="10.5pt" fo:font-weight="normal" officeooo:rsid="0005243a"/>
    </style:style>
    <style:style style:name="T16" style:family="text">
      <style:text-properties fo:color="#7f7f7f" loext:opacity="100%" fo:font-weight="normal"/>
    </style:style>
    <style:style style:name="T17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# Landing-Page</text:p>
      <text:p text:style-name="Text_20_body"/>
      <text:p text:style-name="P2">Image credits:</text:p>
      <text:p text:style-name="P2">- <text:span text:style-name="T9">Mark de Jong – A Giant Panda Eating Bamboo Leaves</text:span></text:p>
      <text:p text:style-name="P2">- <text:span text:style-name="T9">Kasra Askari – A mouse and keyboard</text:span></text:p>
      <text:p text:style-name="P2">- Antonio Batinić – Black screen with code</text:p>
      <text:p text:style-name="P2"><text:span text:style-name="T9">- Jasmine Carter - </text:span>Person wearing black hoodie looking from a high mountain</text:p>
      <text:p text:style-name="P2">- Pixabay - Two 2 kg. blue hex dumbbells, aerobics ball, tablet and running shoes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lusJakartaSans" svg:font-family="PlusJakartaSans, apple-system, BlinkMacSystemFont, 'Segoe UI', Roboto, Oxygen, Cantarell, 'Helvetica Neue', Ubuntu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30T21:45:51.459136951</dc:date>
    <meta:editing-duration>PT22M55S</meta:editing-duration>
    <meta:editing-cycles>1</meta:editing-cycles>
    <meta:document-statistic meta:table-count="0" meta:image-count="0" meta:object-count="0" meta:page-count="1" meta:paragraph-count="7" meta:word-count="56" meta:character-count="314" meta:non-whitespace-character-count="262"/>
    <meta:generator>LibreOffice/7.3.5.2$Linux_X86_64 LibreOffice_project/30$Build-2</meta:generator>
  </office:meta>
</office:document-meta>
</file>